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0000" draw:marker-start="" draw:marker-end="Arrowheads_20_1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Ultra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b 58%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text-position="sub 75%"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cm" svg:height="2cm" svg:x="15cm" svg:y="12cm">
            <text:p text:style-name="P1"><text:span text:style-name="T1">keuken-</text:span></text:p>
            <text:p text:style-name="P1"><text:span text:style-name="T1">hul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0cm" svg:height="10cm" svg:x="8cm" svg:y="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cm" svg:height="2cm" svg:x="9.5cm" svg:y="7cm">
            <text:p text:style-name="P1"><text:span text:style-name="T1">ob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2cm" svg:x="4cm" svg:y="7cm">
            <text:p text:style-name="P1"><text:span text:style-name="T1">klan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2cm" svg:x="15cm" svg:y="7cm">
            <text:p text:style-name="P1"><text:span text:style-name="T1">kok</text:span></text:p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4.57cm" svg:height="0.759cm" svg:x="12cm" svg:y="5.2cm">
            <draw:text-box>
              <text:p><text:span text:style-name="T1">Top Koks restaurant</text:span></text:p>
            </draw:text-box>
          </draw:frame>
          <draw:line draw:style-name="gr5" draw:text-style-name="P1" draw:layer="layout" svg:x1="9.5cm" svg:y1="8cm" svg:x2="6cm" svg:y2="8cm">
            <text:p/>
          </draw:line>
          <draw:g>
            <draw:custom-shape draw:style-name="gr6" draw:text-style-name="P1" draw:layer="layout" svg:width="1.4cm" svg:height="1.4cm" svg:x="7.3cm" svg:y="7.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" draw:text-style-name="P1" draw:layer="layout" svg:width="1cm" svg:height="1cm" svg:x="7.5cm" svg:y="7.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3" draw:layer="layout" svg:width="0.899cm" svg:height="0.862cm" svg:x="7.551cm" svg:y="7.569cm">
              <draw:text-box>
                <text:p text:style-name="P1"><text:span text:style-name="T2">T</text:span><text:span text:style-name="T3">1</text:span></text:p>
              </draw:text-box>
            </draw:frame>
          </draw:g>
          <draw:line draw:style-name="gr5" draw:text-style-name="P1" draw:layer="layout" svg:x1="11.5cm" svg:y1="7.2cm" svg:x2="15cm" svg:y2="7.2cm">
            <text:p/>
          </draw:line>
          <draw:g>
            <draw:custom-shape draw:style-name="gr6" draw:text-style-name="P1" draw:layer="layout" svg:width="1.4cm" svg:height="1.4cm" svg:x="12.3cm" svg:y="6.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" draw:text-style-name="P1" draw:layer="layout" svg:width="1cm" svg:height="1cm" svg:x="12.5cm" svg:y="6.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3" draw:layer="layout" svg:width="0.899cm" svg:height="0.862cm" svg:x="12.551cm" svg:y="6.769cm">
              <draw:text-box>
                <text:p text:style-name="P1"><text:span text:style-name="T2">T</text:span><text:span text:style-name="T3">2</text:span></text:p>
              </draw:text-box>
            </draw:frame>
          </draw:g>
          <draw:line draw:style-name="gr5" draw:text-style-name="P1" draw:layer="layout" svg:x1="11.5cm" svg:y1="8.8cm" svg:x2="15cm" svg:y2="8.8cm">
            <text:p/>
          </draw:line>
          <draw:g>
            <draw:custom-shape draw:style-name="gr6" draw:text-style-name="P1" draw:layer="layout" svg:width="1.4cm" svg:height="1.4cm" svg:x="12.3cm" svg:y="8.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" draw:text-style-name="P1" draw:layer="layout" svg:width="1cm" svg:height="1cm" svg:x="12.5cm" svg:y="8.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3" draw:layer="layout" svg:width="0.899cm" svg:height="0.862cm" svg:x="12.551cm" svg:y="8.369cm">
              <draw:text-box>
                <text:p text:style-name="P1"><text:span text:style-name="T2">T</text:span><text:span text:style-name="T3">3</text:span></text:p>
              </draw:text-box>
            </draw:frame>
          </draw:g>
          <draw:line draw:style-name="gr5" draw:text-style-name="P1" draw:layer="layout" svg:x1="16cm" svg:y1="9cm" svg:x2="16cm" svg:y2="12cm">
            <text:p/>
          </draw:line>
          <draw:g>
            <draw:custom-shape draw:style-name="gr6" draw:text-style-name="P1" draw:layer="layout" svg:width="1.4cm" svg:height="1.4cm" svg:x="15.3cm" svg:y="9.8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7" draw:text-style-name="P1" draw:layer="layout" svg:width="1cm" svg:height="1cm" svg:x="15.5cm" svg:y="10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text-style-name="P3" draw:layer="layout" svg:width="0.899cm" svg:height="0.862cm" svg:x="15.551cm" svg:y="10.069cm">
              <draw:text-box>
                <text:p text:style-name="P1"><text:span text:style-name="T2">T</text:span><text:span text:style-name="T3">4</text:span></text:p>
              </draw:text-box>
            </draw:frame>
          </draw:g>
        </draw:g>
      </draw:page>
      <draw:page draw:name="page2" draw:style-name="dp1" draw:master-page-name="Default">
        <draw:g>
          <draw:custom-shape draw:style-name="gr8" draw:text-style-name="P1" draw:layer="layout" svg:width="15cm" svg:height="10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7cm" svg:y="3.334cm">
            <text:p text:style-name="P1"><text:span text:style-name="T1">ob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12cm" svg:y="3.334cm">
            <text:p text:style-name="P1"><text:span text:style-name="T1">klant</text:span></text:p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8cm" svg:y1="4cm" svg:x2="8cm" svg:y2="11cm">
            <text:p/>
          </draw:line>
          <draw:line draw:style-name="gr9" draw:text-style-name="P1" draw:layer="layout" svg:x1="13cm" svg:y1="4cm" svg:x2="13cm" svg:y2="11cm">
            <text:p/>
          </draw:line>
          <draw:custom-shape draw:style-name="gr6" draw:text-style-name="P1" draw:layer="layout" svg:width="0.4cm" svg:height="0.4cm" svg:x="4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2cm" svg:y1="5cm" svg:x2="7.8cm" svg:y2="5cm">
            <text:p/>
          </draw:line>
          <draw:line draw:style-name="gr10" draw:text-style-name="P1" draw:layer="layout" svg:x1="8.2cm" svg:y1="5cm" svg:x2="12.8cm" svg:y2="5cm">
            <text:p/>
          </draw:line>
          <draw:custom-shape draw:style-name="gr6" draw:text-style-name="P1" draw:layer="layout" svg:width="0.4cm" svg:height="1.4cm" svg:x="12.8cm" svg:y="4.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796cm" svg:height="0.569cm" svg:x="8.6cm" svg:y="4.531cm">
            <draw:text-box>
              <text:p><text:span text:style-name="T4">Wilt u de menukaart zien?</text:span></text:p>
            </draw:text-box>
          </draw:frame>
          <draw:line draw:style-name="gr10" draw:text-style-name="P1" draw:layer="layout" svg:x1="12.8cm" svg:y1="5.5cm" svg:x2="8.2cm" svg:y2="5.5cm">
            <text:p/>
          </draw:line>
          <draw:frame draw:style-name="gr4" draw:text-style-name="P4" draw:layer="layout" svg:width="1.018cm" svg:height="0.569cm" svg:x="8.6cm" svg:y="5.032cm">
            <draw:text-box>
              <text:p><text:span text:style-name="T4">Nee</text:span></text:p>
            </draw:text-box>
          </draw:frame>
          <draw:line draw:style-name="gr10" draw:text-style-name="P1" draw:layer="layout" svg:x1="7.8cm" svg:y1="5.5cm" svg:x2="5.2cm" svg:y2="5.5cm">
            <text:p/>
          </draw:line>
          <draw:g>
            <draw:custom-shape draw:style-name="gr6" draw:text-style-name="P1" draw:layer="layout" svg:width="0.4cm" svg:height="0.4cm" svg:x="4.8cm" svg:y="5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66cm" svg:height="0.266cm" svg:x="4.867cm" svg:y="5.3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0" draw:text-style-name="P1" draw:layer="layout" svg:x1="12.8cm" svg:y1="6cm" svg:x2="8.2cm" svg:y2="6cm">
            <text:p/>
          </draw:line>
          <draw:custom-shape draw:style-name="gr6" draw:text-style-name="P1" draw:layer="layout" svg:width="0.4cm" svg:height="0.865cm" svg:x="7.787cm" svg:y="5.83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803cm" svg:height="0.569cm" svg:x="8.6cm" svg:y="5.532cm">
            <draw:text-box>
              <text:p><text:span text:style-name="T4">Ja</text:span></text:p>
            </draw:text-box>
          </draw:frame>
          <draw:line draw:style-name="gr10" draw:text-style-name="P1" draw:layer="layout" svg:x1="8.2cm" svg:y1="6.501cm" svg:x2="12.8cm" svg:y2="6.501cm">
            <text:p/>
          </draw:line>
          <draw:frame draw:style-name="gr4" draw:text-style-name="P4" draw:layer="layout" svg:width="3.338cm" svg:height="0.569cm" svg:x="8.6cm" svg:y="6.032cm">
            <draw:text-box>
              <text:p><text:span text:style-name="T4">Aanbieding menukaart</text:span></text:p>
            </draw:text-box>
          </draw:frame>
          <draw:custom-shape draw:style-name="gr6" draw:text-style-name="P1" draw:layer="layout" svg:width="0.4cm" svg:height="2.8cm" svg:x="12.8cm" svg:y="6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2.8cm" svg:y1="7cm" svg:x2="8.2cm" svg:y2="7cm">
            <text:p/>
          </draw:line>
          <draw:frame draw:style-name="gr4" draw:text-style-name="P4" draw:layer="layout" svg:width="1.247cm" svg:height="0.569cm" svg:x="8.6cm" svg:y="6.533cm">
            <draw:text-box>
              <text:p><text:span text:style-name="T4">Vraag</text:span></text:p>
            </draw:text-box>
          </draw:frame>
          <draw:custom-shape draw:style-name="gr6" draw:text-style-name="P1" draw:layer="layout" svg:width="0.4cm" svg:height="0.9cm" svg:x="7.787cm" svg:y="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7.502cm" svg:x2="12.8cm" svg:y2="7.502cm">
            <text:p/>
          </draw:line>
          <draw:frame draw:style-name="gr4" draw:text-style-name="P4" draw:layer="layout" svg:width="1.692cm" svg:height="0.569cm" svg:x="8.6cm" svg:y="7.033cm">
            <draw:text-box>
              <text:p><text:span text:style-name="T4">Antwoord</text:span></text:p>
            </draw:text-box>
          </draw:frame>
          <draw:line draw:style-name="gr10" draw:text-style-name="P1" draw:layer="layout" svg:x1="7.8cm" svg:y1="7cm" svg:x2="5.2cm" svg:y2="7cm">
            <text:p/>
          </draw:line>
          <draw:custom-shape draw:style-name="gr1" draw:text-style-name="P1" draw:layer="layout" svg:width="0.4cm" svg:height="0.4cm" svg:x="4.8cm" svg:y="6.8cm">
            <text:p text:style-name="P1"><text:span text:style-name="T5">T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2cm" svg:y1="7.5cm" svg:x2="7.8cm" svg:y2="7.5cm">
            <text:p/>
          </draw:line>
          <draw:line draw:style-name="gr10" draw:text-style-name="P1" draw:layer="layout" svg:x1="12.8cm" svg:y1="8.101cm" svg:x2="8.2cm" svg:y2="8.101cm">
            <text:p/>
          </draw:line>
          <draw:frame draw:style-name="gr4" draw:text-style-name="P4" draw:layer="layout" svg:width="2.949cm" svg:height="0.569cm" svg:x="8.6cm" svg:y="7.634cm">
            <draw:text-box>
              <text:p><text:span text:style-name="T4">Plaatsing bestelling</text:span></text:p>
            </draw:text-box>
          </draw:frame>
          <draw:custom-shape draw:style-name="gr6" draw:text-style-name="P1" draw:layer="layout" svg:width="0.4cm" svg:height="0.6cm" svg:x="7.787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7.8cm" svg:y1="8.1cm" svg:x2="5.2cm" svg:y2="8.1cm">
            <text:p/>
          </draw:line>
          <draw:line draw:style-name="gr10" draw:text-style-name="P1" draw:layer="layout" svg:x1="5.2cm" svg:y1="8.8cm" svg:x2="7.8cm" svg:y2="8.8cm">
            <text:p/>
          </draw:line>
          <draw:custom-shape draw:style-name="gr6" draw:text-style-name="P1" draw:layer="layout" svg:width="0.4cm" svg:height="0.6cm" svg:x="7.787cm" svg:y="8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8.803cm" svg:x2="12.8cm" svg:y2="8.803cm">
            <text:p/>
          </draw:line>
          <draw:frame draw:style-name="gr4" draw:text-style-name="P4" draw:layer="layout" svg:width="3.36cm" svg:height="0.569cm" svg:x="8.6cm" svg:y="8.334cm">
            <draw:text-box>
              <text:p><text:span text:style-name="T4">Bestelling niet akkoord</text:span></text:p>
            </draw:text-box>
          </draw:frame>
          <draw:line draw:style-name="gr10" draw:text-style-name="P1" draw:layer="layout" svg:x1="5.2cm" svg:y1="9.5cm" svg:x2="7.8cm" svg:y2="9.5cm">
            <text:p/>
          </draw:line>
          <draw:custom-shape draw:style-name="gr6" draw:text-style-name="P1" draw:layer="layout" svg:width="0.4cm" svg:height="0.6cm" svg:x="7.787cm" svg:y="9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9.503cm" svg:x2="12.8cm" svg:y2="9.503cm">
            <text:p/>
          </draw:line>
          <draw:frame draw:style-name="gr4" draw:text-style-name="P4" draw:layer="layout" svg:width="2.822cm" svg:height="0.569cm" svg:x="8.6cm" svg:y="9.034cm">
            <draw:text-box>
              <text:p><text:span text:style-name="T4">Bestelling akkoord</text:span></text:p>
            </draw:text-box>
          </draw:frame>
          <draw:custom-shape draw:style-name="gr6" draw:text-style-name="P1" draw:layer="layout" svg:width="0.4cm" svg:height="0.6cm" svg:x="12.8cm" svg:y="9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3.2cm" svg:y1="9.5cm" svg:x2="15.7cm" svg:y2="9.5cm">
            <text:p/>
          </draw:line>
          <draw:custom-shape draw:style-name="gr6" draw:text-style-name="P1" draw:layer="layout" svg:width="0.4cm" svg:height="0.4cm" svg:x="7.787cm" svg:y="4.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cm" svg:height="0.4cm" svg:x="7.787cm" svg:y="5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cm" svg:height="0.4cm" svg:x="4.8cm" svg:y="7.3cm">
            <text:p text:style-name="P1"><text:span text:style-name="T5">T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cm" svg:height="0.4cm" svg:x="4.8cm" svg:y="7.9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6" draw:text-style-name="P1" draw:layer="layout" svg:width="0.4cm" svg:height="0.4cm" svg:x="15.7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266cm" svg:height="0.266cm" svg:x="15.767cm" svg:y="9.3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" draw:text-style-name="P1" draw:layer="layout" svg:width="0.4cm" svg:height="0.4cm" svg:x="4.8cm" svg:y="9.3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cm" svg:height="0.4cm" svg:x="4.8cm" svg:y="8.6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6cm" svg:height="1cm" svg:x="12cm" svg:y="11cm">
            <text:p text:style-name="P5"><text:span text:style-name="T7">Transactie 1: Opname bestelling</text:span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693cm" svg:height="0.569cm" svg:x="5.36cm" svg:y="6.531cm">
            <draw:text-box>
              <text:p><text:span text:style-name="T4">A</text:span></text:p>
            </draw:text-box>
          </draw:frame>
          <draw:frame draw:style-name="gr4" draw:text-style-name="P4" draw:layer="layout" svg:width="0.693cm" svg:height="0.569cm" svg:x="5.36cm" svg:y="7.031cm">
            <draw:text-box>
              <text:p><text:span text:style-name="T4">B</text:span></text:p>
            </draw:text-box>
          </draw:frame>
          <draw:frame draw:style-name="gr4" draw:text-style-name="P4" draw:layer="layout" svg:width="0.705cm" svg:height="0.569cm" svg:x="5.354cm" svg:y="7.631cm">
            <draw:text-box>
              <text:p><text:span text:style-name="T4">C</text:span></text:p>
            </draw:text-box>
          </draw:frame>
          <draw:frame draw:style-name="gr4" draw:text-style-name="P4" draw:layer="layout" svg:width="0.705cm" svg:height="0.569cm" svg:x="5.354cm" svg:y="8.331cm">
            <draw:text-box>
              <text:p><text:span text:style-name="T4">D</text:span></text:p>
            </draw:text-box>
          </draw:frame>
          <draw:frame draw:style-name="gr4" draw:text-style-name="P4" draw:layer="layout" svg:width="0.693cm" svg:height="0.569cm" svg:x="5.36cm" svg:y="9.031cm">
            <draw:text-box>
              <text:p><text:span text:style-name="T4">E</text:span></text:p>
            </draw:text-box>
          </draw:frame>
        </draw:g>
        <draw:g>
          <draw:line draw:style-name="gr9" draw:text-style-name="P1" draw:layer="layout" svg:x1="8cm" svg:y1="15cm" svg:x2="8cm" svg:y2="17.7cm">
            <text:p/>
          </draw:line>
          <draw:custom-shape draw:style-name="gr8" draw:text-style-name="P1" draw:layer="layout" svg:width="15cm" svg:height="6cm" svg:x="3cm" svg:y="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6cm" svg:height="1cm" svg:x="12cm" svg:y="18cm">
            <text:p text:style-name="P5"><text:span text:style-name="T7">Transactie 2: Vraag ober aan ko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7cm" svg:y="14.334cm">
            <text:p text:style-name="P1"><text:span text:style-name="T1">ob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12cm" svg:y="14.334cm">
            <text:p text:style-name="P1"><text:span text:style-name="T1">kok</text:span></text:p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3cm" svg:y1="15cm" svg:x2="13cm" svg:y2="17.7cm">
            <text:p/>
          </draw:line>
          <draw:line draw:style-name="gr10" draw:text-style-name="P1" draw:layer="layout" svg:x1="5.2cm" svg:y1="16cm" svg:x2="7.8cm" svg:y2="16cm">
            <text:p/>
          </draw:line>
          <draw:custom-shape draw:style-name="gr1" draw:text-style-name="P1" draw:layer="layout" svg:width="0.4cm" svg:height="0.4cm" svg:x="4.8cm" svg:y="15.8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0.899cm" svg:x="12.801cm" svg:y="15.8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247cm" svg:height="0.569cm" svg:x="8.601cm" svg:y="15.532cm">
            <draw:text-box>
              <text:p><text:span text:style-name="T4">Vraag</text:span></text:p>
            </draw:text-box>
          </draw:frame>
          <draw:custom-shape draw:style-name="gr6" draw:text-style-name="P1" draw:layer="layout" svg:width="0.4cm" svg:height="0.4cm" svg:x="7.788cm" svg:y="15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16cm" svg:x2="12.8cm" svg:y2="16cm">
            <text:p/>
          </draw:line>
          <draw:line draw:style-name="gr10" draw:text-style-name="P1" draw:layer="layout" svg:x1="13.2cm" svg:y1="16cm" svg:x2="15.8cm" svg:y2="16cm">
            <text:p/>
          </draw:line>
          <draw:custom-shape draw:style-name="gr1" draw:text-style-name="P1" draw:layer="layout" svg:width="0.4cm" svg:height="0.4cm" svg:x="15.8cm" svg:y="15.8cm">
            <text:p text:style-name="P1"><text:span text:style-name="T5">T</text:span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0.4cm" svg:x="7.788cm" svg:y="16.3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2.8cm" svg:y1="16.5cm" svg:x2="8.2cm" svg:y2="16.5cm">
            <text:p/>
          </draw:line>
          <draw:frame draw:style-name="gr4" draw:text-style-name="P4" draw:layer="layout" svg:width="1.692cm" svg:height="0.569cm" svg:x="8.6cm" svg:y="16.034cm">
            <draw:text-box>
              <text:p><text:span text:style-name="T4">Antwoord</text:span></text:p>
            </draw:text-box>
          </draw:frame>
          <draw:line draw:style-name="gr10" draw:text-style-name="P1" draw:layer="layout" svg:x1="15.8cm" svg:y1="16.5cm" svg:x2="13.2cm" svg:y2="16.5cm">
            <text:p/>
          </draw:line>
          <draw:custom-shape draw:style-name="gr1" draw:text-style-name="P1" draw:layer="layout" svg:width="0.4cm" svg:height="0.4cm" svg:x="15.8cm" svg:y="16.3cm">
            <text:p text:style-name="P1"><text:span text:style-name="T5">T</text:span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.8cm" svg:y1="16.5cm" svg:x2="5.2cm" svg:y2="16.5cm">
            <text:p/>
          </draw:line>
          <draw:custom-shape draw:style-name="gr1" draw:text-style-name="P1" draw:layer="layout" svg:width="0.4cm" svg:height="0.4cm" svg:x="4.8cm" svg:y="16.3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0.693cm" svg:height="0.569cm" svg:x="5.36cm" svg:y="15.5cm">
            <draw:text-box>
              <text:p><text:span text:style-name="T4">A</text:span></text:p>
            </draw:text-box>
          </draw:frame>
          <draw:frame draw:style-name="gr4" draw:text-style-name="P4" draw:layer="layout" svg:width="0.693cm" svg:height="0.569cm" svg:x="5.36cm" svg:y="16.031cm">
            <draw:text-box>
              <text:p><text:span text:style-name="T4">B</text:span></text:p>
            </draw:text-box>
          </draw:frame>
          <draw:frame draw:style-name="gr4" draw:text-style-name="P4" draw:layer="layout" svg:width="0.676cm" svg:height="0.569cm" svg:x="14.93cm" svg:y="15.531cm">
            <draw:text-box>
              <text:p><text:span text:style-name="T4">F</text:span></text:p>
            </draw:text-box>
          </draw:frame>
          <draw:frame draw:style-name="gr4" draw:text-style-name="P4" draw:layer="layout" svg:width="0.722cm" svg:height="0.569cm" svg:x="14.907cm" svg:y="16.031cm">
            <draw:text-box>
              <text:p><text:span text:style-name="T4">G</text:span></text:p>
            </draw:text-box>
          </draw:frame>
        </draw:g>
      </draw:page>
      <draw:page draw:name="page3" draw:style-name="dp1" draw:master-page-name="Default">
        <draw:g>
          <draw:line draw:style-name="gr9" draw:text-style-name="P1" draw:layer="layout" svg:x1="8cm" svg:y1="6cm" svg:x2="8cm" svg:y2="8.7cm">
            <text:p/>
          </draw:line>
          <draw:custom-shape draw:style-name="gr8" draw:text-style-name="P1" draw:layer="layout" svg:width="15cm" svg:height="6cm" svg:x="3cm" svg:y="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6cm" svg:height="1cm" svg:x="12cm" svg:y="9cm">
            <text:p text:style-name="P5"><text:span text:style-name="T7">Transactie 3: Opdracht aan ko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7cm" svg:y="5.334cm">
            <text:p text:style-name="P1"><text:span text:style-name="T1">ob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12cm" svg:y="5.334cm">
            <text:p text:style-name="P1"><text:span text:style-name="T1">kok</text:span></text:p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3cm" svg:y1="6cm" svg:x2="13cm" svg:y2="8.7cm">
            <text:p/>
          </draw:line>
          <draw:line draw:style-name="gr10" draw:text-style-name="P1" draw:layer="layout" svg:x1="5.2cm" svg:y1="7cm" svg:x2="7.8cm" svg:y2="7cm">
            <text:p/>
          </draw:line>
          <draw:custom-shape draw:style-name="gr1" draw:text-style-name="P1" draw:layer="layout" svg:width="0.4cm" svg:height="0.4cm" svg:x="4.8cm" svg:y="6.8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0.899cm" svg:x="12.801cm" svg:y="6.8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949cm" svg:height="0.569cm" svg:x="8.601cm" svg:y="6.532cm">
            <draw:text-box>
              <text:p><text:span text:style-name="T4">Plaatsing bestelling</text:span></text:p>
            </draw:text-box>
          </draw:frame>
          <draw:custom-shape draw:style-name="gr6" draw:text-style-name="P1" draw:layer="layout" svg:width="0.4cm" svg:height="0.4cm" svg:x="7.788cm" svg:y="6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7cm" svg:x2="12.8cm" svg:y2="7cm">
            <text:p/>
          </draw:line>
          <draw:line draw:style-name="gr10" draw:text-style-name="P1" draw:layer="layout" svg:x1="13.2cm" svg:y1="7cm" svg:x2="15.8cm" svg:y2="7cm">
            <text:p/>
          </draw:line>
          <draw:custom-shape draw:style-name="gr1" draw:text-style-name="P1" draw:layer="layout" svg:width="0.4cm" svg:height="0.4cm" svg:x="15.8cm" svg:y="6.8cm">
            <text:p text:style-name="P1"><text:span text:style-name="T5">T</text:span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8cm" svg:y1="7.5cm" svg:x2="8.2cm" svg:y2="7.5cm">
            <text:p/>
          </draw:line>
          <draw:frame draw:style-name="gr4" draw:text-style-name="P4" draw:layer="layout" svg:width="3.36cm" svg:height="0.569cm" svg:x="8.6cm" svg:y="7.034cm">
            <draw:text-box>
              <text:p><text:span text:style-name="T4">Bestelling niet akkoord</text:span></text:p>
            </draw:text-box>
          </draw:frame>
          <draw:line draw:style-name="gr10" draw:text-style-name="P1" draw:layer="layout" svg:x1="15.8cm" svg:y1="8cm" svg:x2="13.2cm" svg:y2="8cm">
            <text:p/>
          </draw:line>
          <draw:custom-shape draw:style-name="gr1" draw:text-style-name="P1" draw:layer="layout" svg:width="0.4cm" svg:height="0.4cm" svg:x="15.8cm" svg:y="7.8cm">
            <text:p text:style-name="P1"><text:span text:style-name="T5">T</text:span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.8cm" svg:y1="7.5cm" svg:x2="5.2cm" svg:y2="7.5cm">
            <text:p/>
          </draw:line>
          <draw:custom-shape draw:style-name="gr1" draw:text-style-name="P1" draw:layer="layout" svg:width="0.4cm" svg:height="0.4cm" svg:x="4.8cm" svg:y="7.3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0.4cm" svg:x="12.8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5.8cm" svg:y1="7.5cm" svg:x2="13.2cm" svg:y2="7.5cm">
            <text:p/>
          </draw:line>
          <draw:custom-shape draw:style-name="gr1" draw:text-style-name="P1" draw:layer="layout" svg:width="0.4cm" svg:height="0.4cm" svg:x="15.8cm" svg:y="7.3cm">
            <text:p text:style-name="P1"><text:span text:style-name="T5">T</text:span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8cm" svg:y1="8.001cm" svg:x2="8.2cm" svg:y2="8.001cm">
            <text:p/>
          </draw:line>
          <draw:frame draw:style-name="gr4" draw:text-style-name="P4" draw:layer="layout" svg:width="2.822cm" svg:height="0.569cm" svg:x="8.6cm" svg:y="7.535cm">
            <draw:text-box>
              <text:p><text:span text:style-name="T4">Bestelling akkoord</text:span></text:p>
            </draw:text-box>
          </draw:frame>
          <draw:line draw:style-name="gr10" draw:text-style-name="P1" draw:layer="layout" svg:x1="7.8cm" svg:y1="8cm" svg:x2="5.2cm" svg:y2="8cm">
            <text:p/>
          </draw:line>
          <draw:custom-shape draw:style-name="gr1" draw:text-style-name="P1" draw:layer="layout" svg:width="0.4cm" svg:height="0.4cm" svg:x="4.8cm" svg:y="7.8cm">
            <text:p text:style-name="P1"><text:span text:style-name="T5">T</text:span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0.4cm" svg:x="7.788cm" svg:y="7.3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4cm" svg:height="0.4cm" svg:x="7.788cm" svg:y="7.8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0.705cm" svg:height="0.569cm" svg:x="5.396cm" svg:y="6.531cm">
            <draw:text-box>
              <text:p><text:span text:style-name="T4">C</text:span></text:p>
            </draw:text-box>
          </draw:frame>
          <draw:frame draw:style-name="gr4" draw:text-style-name="P4" draw:layer="layout" svg:width="0.705cm" svg:height="0.569cm" svg:x="5.396cm" svg:y="7.032cm">
            <draw:text-box>
              <text:p><text:span text:style-name="T4">D</text:span></text:p>
            </draw:text-box>
          </draw:frame>
          <draw:frame draw:style-name="gr4" draw:text-style-name="P4" draw:layer="layout" svg:width="0.693cm" svg:height="0.569cm" svg:x="5.402cm" svg:y="7.533cm">
            <draw:text-box>
              <text:p><text:span text:style-name="T4">E</text:span></text:p>
            </draw:text-box>
          </draw:frame>
          <draw:frame draw:style-name="gr4" draw:text-style-name="P4" draw:layer="layout" svg:width="0.705cm" svg:height="0.569cm" svg:x="14.895cm" svg:y="6.531cm">
            <draw:text-box>
              <text:p><text:span text:style-name="T4">H</text:span></text:p>
            </draw:text-box>
          </draw:frame>
          <draw:frame draw:style-name="gr4" draw:text-style-name="P4" draw:layer="layout" svg:width="0.582cm" svg:height="0.569cm" svg:x="14.956cm" svg:y="7.031cm">
            <draw:text-box>
              <text:p><text:span text:style-name="T4">I</text:span></text:p>
            </draw:text-box>
          </draw:frame>
          <draw:frame draw:style-name="gr4" draw:text-style-name="P4" draw:layer="layout" svg:width="0.646cm" svg:height="0.569cm" svg:x="14.924cm" svg:y="7.531cm">
            <draw:text-box>
              <text:p><text:span text:style-name="T4">J</text:span></text:p>
            </draw:text-box>
          </draw:frame>
        </draw:g>
        <draw:g>
          <draw:line draw:style-name="gr9" draw:text-style-name="P1" draw:layer="layout" svg:x1="8cm" svg:y1="15cm" svg:x2="8cm" svg:y2="18.7cm">
            <text:p/>
          </draw:line>
          <draw:custom-shape draw:style-name="gr8" draw:text-style-name="P1" draw:layer="layout" svg:width="15cm" svg:height="6cm" svg:x="3cm" svg:y="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6cm" svg:height="1cm" svg:x="12cm" svg:y="18cm">
            <text:p text:style-name="P5"><text:span text:style-name="T7">Transactie 4: Vraag kok aan</text:span><text:span text:style-name="T7"><text:line-break/></text:span><text:span text:style-name="T7"><text:tab/></text:span><text:span text:style-name="T7"><text:tab/></text:span><text:span text:style-name="T7"><text:tab/></text:span><text:span text:style-name="T7">keukenhulp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7cm" svg:y="14.334cm">
            <text:p text:style-name="P1"><text:span text:style-name="T1">ko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cm" svg:height="0.666cm" svg:x="12cm" svg:y="14.334cm">
            <text:p text:style-name="P1"><text:span text:style-name="T8">keukenhulp</text:span></text:p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3cm" svg:y1="15cm" svg:x2="13cm" svg:y2="17.7cm">
            <text:p/>
          </draw:line>
          <draw:line draw:style-name="gr10" draw:text-style-name="P1" draw:layer="layout" svg:x1="5.2cm" svg:y1="16cm" svg:x2="7.8cm" svg:y2="16cm">
            <text:p/>
          </draw:line>
          <draw:custom-shape draw:style-name="gr1" draw:text-style-name="P1" draw:layer="layout" svg:width="0.4cm" svg:height="0.4cm" svg:x="4.8cm" svg:y="15.8cm">
            <text:p text:style-name="P1"><text:span text:style-name="T5">T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1.399cm" svg:x="12.801cm" svg:y="15.8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247cm" svg:height="0.569cm" svg:x="8.601cm" svg:y="15.532cm">
            <draw:text-box>
              <text:p><text:span text:style-name="T4">Vraag</text:span></text:p>
            </draw:text-box>
          </draw:frame>
          <draw:custom-shape draw:style-name="gr6" draw:text-style-name="P1" draw:layer="layout" svg:width="0.4cm" svg:height="0.899cm" svg:x="7.788cm" svg:y="15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8.2cm" svg:y1="16cm" svg:x2="12.8cm" svg:y2="16cm">
            <text:p/>
          </draw:line>
          <draw:custom-shape draw:style-name="gr6" draw:text-style-name="P1" draw:layer="layout" svg:width="0.4cm" svg:height="1.399cm" svg:x="7.788cm" svg:y="16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2.8cm" svg:y1="17cm" svg:x2="8.2cm" svg:y2="17cm">
            <text:p/>
          </draw:line>
          <draw:frame draw:style-name="gr4" draw:text-style-name="P4" draw:layer="layout" svg:width="1.692cm" svg:height="0.569cm" svg:x="8.6cm" svg:y="16.534cm">
            <draw:text-box>
              <text:p><text:span text:style-name="T4">Antwoord</text:span></text:p>
            </draw:text-box>
          </draw:frame>
          <draw:line draw:style-name="gr10" draw:text-style-name="P1" draw:layer="layout" svg:x1="7.8cm" svg:y1="17cm" svg:x2="5.2cm" svg:y2="17cm">
            <text:p/>
          </draw:line>
          <draw:custom-shape draw:style-name="gr1" draw:text-style-name="P1" draw:layer="layout" svg:width="0.4cm" svg:height="0.4cm" svg:x="4.8cm" svg:y="16.8cm">
            <text:p text:style-name="P1"><text:span text:style-name="T5">T</text:span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2cm" svg:y1="16.5cm" svg:x2="7.8cm" svg:y2="16.5cm">
            <text:p/>
          </draw:line>
          <draw:custom-shape draw:style-name="gr1" draw:text-style-name="P1" draw:layer="layout" svg:width="0.4cm" svg:height="0.4cm" svg:x="4.8cm" svg:y="16.3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.8cm" svg:y1="17.5cm" svg:x2="5.2cm" svg:y2="17.5cm">
            <text:p/>
          </draw:line>
          <draw:custom-shape draw:style-name="gr1" draw:text-style-name="P1" draw:layer="layout" svg:width="0.4cm" svg:height="0.4cm" svg:x="4.8cm" svg:y="17.3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7.8cm" svg:y1="18cm" svg:x2="5.2cm" svg:y2="18cm">
            <text:p/>
          </draw:line>
          <draw:custom-shape draw:style-name="gr1" draw:text-style-name="P1" draw:layer="layout" svg:width="0.4cm" svg:height="0.4cm" svg:x="4.8cm" svg:y="17.8cm">
            <text:p text:style-name="P1"><text:span text:style-name="T5">T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0.705cm" svg:height="0.569cm" svg:x="5.509cm" svg:y="16.031cm">
            <draw:text-box>
              <text:p><text:span text:style-name="T4">H</text:span></text:p>
            </draw:text-box>
          </draw:frame>
          <draw:frame draw:style-name="gr4" draw:text-style-name="P4" draw:layer="layout" svg:width="0.676cm" svg:height="0.569cm" svg:x="5.523cm" svg:y="15.531cm">
            <draw:text-box>
              <text:p><text:span text:style-name="T4">F</text:span></text:p>
            </draw:text-box>
          </draw:frame>
          <draw:frame draw:style-name="gr4" draw:text-style-name="P4" draw:layer="layout" svg:width="0.722cm" svg:height="0.569cm" svg:x="5.5cm" svg:y="16.531cm">
            <draw:text-box>
              <text:p><text:span text:style-name="T4">G</text:span></text:p>
            </draw:text-box>
          </draw:frame>
          <draw:frame draw:style-name="gr4" draw:text-style-name="P4" draw:layer="layout" svg:width="0.582cm" svg:height="0.569cm" svg:x="5.57cm" svg:y="17.031cm">
            <draw:text-box>
              <text:p><text:span text:style-name="T4">I</text:span></text:p>
            </draw:text-box>
          </draw:frame>
          <draw:frame draw:style-name="gr4" draw:text-style-name="P4" draw:layer="layout" svg:width="0.646cm" svg:height="0.569cm" svg:x="5.538cm" svg:y="17.531cm">
            <draw:text-box>
              <text:p><text:span text:style-name="T4">J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1T13:18:36.54</meta:creation-date>
    <dc:date>2011-10-21T16:37:05.41</dc:date>
    <meta:editing-duration>PT3H18M21S</meta:editing-duration>
    <meta:editing-cycles>21</meta:editing-cycles>
    <meta:generator>LibreOffice/3.4$Win32 LibreOffice_project/340m1$Build-302</meta:generator>
    <meta:document-statistic meta:object-count="178"/>
  </office:meta>
</office:document-meta>
</file>